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5-10-1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5-07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5-04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5-01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4-10-30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4-07-2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4-04-1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4-01-2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3-10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3-07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3-04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3-04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2-10-2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2-07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2-04-2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1-10-1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1-07-2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1-04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1-01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0-10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0-07-3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20-01-1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9-10-0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9-07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9-04-22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9-01-3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8-10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8-07-0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8-04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8-01-22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7-10-1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7-07-1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7-04-20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7-01-2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6-10-12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6-07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6-04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6-01-27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5-10-0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5-07-15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5-04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5-01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4-10-1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4-07-1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4-04-25 0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4-01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3-10-0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3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2-08-0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2-04-1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2-01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1-10-19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1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0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1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9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9-04-06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9-0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8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7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7-04-0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7-01-0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6-10-04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6-07-0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6-04-0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6-01-0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5-10-0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5-01-06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4-10-1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4-07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4-04-15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4-01-28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3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3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2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2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1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0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0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2000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9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9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8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8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7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7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7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6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6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5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5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5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4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4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4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3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3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3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2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2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2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1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1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0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9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8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8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8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8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8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8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8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8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8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7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7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7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7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7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7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7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7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7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6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6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6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6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6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6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5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4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4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4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4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3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2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2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0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80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9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8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8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7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7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7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7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6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6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6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6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5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5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4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3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3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3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2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2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1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1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1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1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0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0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0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70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9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9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9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8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7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7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6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6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6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6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5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5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4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4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4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3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3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3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3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2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35</text:p>
          </table:table-cell>
          <table:table-cell office:value-type="string" calcext:value-type="string">
            <text:p>02S/04E-05CBB</text:p>
          </table:table-cell>
          <table:table-cell office:value-type="string" calcext:value-type="string">
            <text:p>1962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0" meta:object-count="0"/>
    <meta:user-defined meta:name="AppVersion">3.0</meta:user-defined>
  </office:meta>
</office:document-meta>
</file>